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h 28, 2011</text:p>
      <text:p text:style-name="Standard">In attendance: Brett, Colby, Kye, Micah, Zach</text:p>
      <text:p text:style-name="Standard"/>
      <text:p text:style-name="Standard">Action Items:</text:p>
      <text:list xml:id="list132445877" text:style-name="L1">
        <text:list-item>
          <text:p text:style-name="P1">Get animate to run.</text:p>
        </text:list-item>
        <text:list-item>
          <text:p text:style-name="P1">Micah will work on exploder to stop breaking other stuff.</text:p>
        </text:list-item>
      </text:list>
      <text:p text:style-name="Standard"/>
      <text:p text:style-name="Standard">Next Time on Team Steele:</text:p>
      <text:list xml:id="list1841880553" text:style-name="L2">
        <text:list-item>
          <text:p text:style-name="P2">See if we can get animate to run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h Bartlett</meta:initial-creator>
    <meta:creation-date>2011-03-24T17:22:52</meta:creation-date>
    <dc:date>2011-03-30T16:24:07</dc:date>
    <dc:creator>Colby Russell</dc:creator>
    <meta:editing-duration>PT00H48M20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7" meta:word-count="42" meta:character-count="209"/>
  </office:meta>
</office:document-meta>
</file>